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Parameters for the simulation</text:p>
      <text:p text:style-name="Standard">grid_size = 200; // Grid size (NxN)</text:p>
      <text:p text:style-name="Standard">time_steps = 200; // Number of time steps</text:p>
      <text:p text:style-name="Standard">dx = 0.1; // Grid spacing</text:p>
      <text:p text:style-name="Standard">dt = 0.01; // Time step size</text:p>
      <text:p text:style-name="Standard">c = 1.0; // Speed of wave propagation</text:p>
      <text:p text:style-name="Standard"/>
      <text:p text:style-name="Standard">// Initialize the wave field (E-field)</text:p>
      <text:p text:style-name="Standard">wave_field = zeros(grid_size, grid_size);</text:p>
      <text:p text:style-name="Standard">wave_velocity = zeros(grid_size, grid_size);</text:p>
      <text:p text:style-name="Standard"/>
      <text:p text:style-name="Standard">// Define initial wave sources (photon-like oscillations)</text:p>
      <text:p text:style-name="Standard">sources = [</text:p>
      <text:p text:style-name="Standard"><text:s text:c="4"/>floor(grid_size / 4), floor(grid_size / 4);</text:p>
      <text:p text:style-name="Standard"><text:s text:c="4"/>floor(3 * grid_size / 4), floor(3 * grid_size / 4);</text:p>
      <text:p text:style-name="Standard"><text:s text:c="4"/>floor(grid_size / 2), floor(grid_size / 2);</text:p>
      <text:p text:style-name="Standard"><text:s text:c="4"/>floor(grid_size / 4), floor(3 * grid_size / 4);</text:p>
      <text:p text:style-name="Standard"><text:s text:c="4"/>floor(3 * grid_size / 4), floor(grid_size / 4);</text:p>
      <text:p text:style-name="Standard"><text:s text:c="4"/>floor(grid_size / 4), floor(grid_size / 2);</text:p>
      <text:p text:style-name="Standard"><text:s text:c="4"/>floor(3 * grid_size / 4), floor(grid_size / 2);</text:p>
      <text:p text:style-name="Standard"><text:s text:c="4"/>floor(grid_size / 2), floor(grid_size / 4);</text:p>
      <text:p text:style-name="Standard"><text:s text:c="4"/>floor(grid_size / 2), floor(3 * grid_size / 4)</text:p>
      <text:p text:style-name="Standard">];</text:p>
      <text:p text:style-name="Standard"/>
      <text:p text:style-name="Standard">// Define source frequencies (randomized)</text:p>
      <text:p text:style-name="Standard">source_frequency = rand(1, size(sources, 1)) * 2 + 0.5; // Random between 0.5 and 2.5 Hz</text:p>
      <text:p text:style-name="Standard"/>
      <text:p text:style-name="Standard">// Display source information</text:p>
      <text:p text:style-name="Standard">disp("Wave Source Positions and Frequencies:");</text:p>
      <text:p text:style-name="Standard">for i = 1:size(sources, 1)</text:p>
      <text:p text:style-name="Standard"><text:s text:c="4"/>printf("Source %d -&gt; Position: (%d, %d), Frequency: %.2f Hz\n", i, sources(i, 1), sources(i, 2), source_frequency(i));</text:p>
      <text:p text:style-name="Standard">end</text:p>
      <text:p text:style-name="Standard"/>
      <text:p text:style-name="Standard">// Time-dependent source term</text:p>
      <text:p text:style-name="Standard">function wave_field = add_sources(wave_field, t, sources, source_frequency)</text:p>
      <text:p text:style-name="Standard"><text:s text:c="4"/>for i = 1:size(sources, 1)</text:p>
      <text:p text:style-name="Standard"><text:s text:c="8"/>x = int(sources(i, 1));</text:p>
      <text:p text:style-name="Standard"><text:s text:c="8"/>y = int(sources(i, 2));</text:p>
      <text:p text:style-name="Standard"><text:s text:c="8"/>freq = source_frequency(i);</text:p>
      <text:p text:style-name="Standard"><text:s text:c="8"/>wave_field(x, y) = wave_field(x, y) + sin(2 * %pi * freq * t) * 50; // Amplify injection</text:p>
      <text:p text:style-name="Standard"><text:s text:c="4"/>end</text:p>
      <text:p text:style-name="Standard">endfunction</text:p>
      <text:p text:style-name="Standard"/>
      <text:p text:style-name="Standard">// Update function for the wave equation</text:p>
      <text:p text:style-name="Standard">function [wave_field, wave_velocity] = update_wave(wave_field, wave_velocity, dt, dx, c)</text:p>
      <text:p text:style-name="Standard"><text:s text:c="4"/>laplacian = (</text:p>
      <text:p text:style-name="Standard"><text:s text:c="8"/>circshift(wave_fie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05:28.723714252</meta:creation-date>
    <dc:date>2025-01-06T16:06:49.667904690</dc:date>
    <meta:editing-duration>PT1M21S</meta:editing-duration>
    <meta:editing-cycles>1</meta:editing-cycles>
    <meta:document-statistic meta:table-count="0" meta:image-count="0" meta:object-count="0" meta:page-count="1" meta:paragraph-count="41" meta:word-count="250" meta:character-count="1711" meta:non-whitespace-character-count="1410"/>
    <meta:generator>LibreOffice/24.2.7.2$Linux_X86_64 LibreOffice_project/420$Build-2</meta:generator>
  </office:meta>
</office:document-meta>
</file>